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880000005ED9128680.png" manifest:media-type="image/png"/>
  <manifest:file-entry manifest:full-path="Pictures/10000001000001440000009CEC4BBD66.png" manifest:media-type="image/png"/>
  <manifest:file-entry manifest:full-path="Pictures/10000001000001FA000000B256D1A586.png" manifest:media-type="image/png"/>
  <manifest:file-entry manifest:full-path="Pictures/100000010000014E000000AA882ED1A9.png" manifest:media-type="image/png"/>
  <manifest:file-entry manifest:full-path="Pictures/10000001000000A600000066EC4F99DA.png" manifest:media-type="image/png"/>
  <manifest:file-entry manifest:full-path="Pictures/10000001000001A4000000B6BC5EDC9A.png" manifest:media-type="image/png"/>
  <manifest:file-entry manifest:full-path="Pictures/100000010000017C000000B21C274D37.png" manifest:media-type="image/png"/>
  <manifest:file-entry manifest:full-path="Pictures/10000001000000B4000000780022EFC0.png" manifest:media-type="image/png"/>
  <manifest:file-entry manifest:full-path="Pictures/1000000100000142000000AC2857320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5cm" svg:height="4.005cm" svg:x="1.291cm" svg:y="8.191cm">
          <draw:image xlink:href="Pictures/1000000100000142000000AC28573207.png" xlink:type="simple" xlink:show="embed" xlink:actuate="onLoad" draw:mime-type="image/png">
            <text:p/>
          </draw:image>
        </draw:frame>
        <draw:frame draw:style-name="gr1" draw:text-style-name="P1" draw:layer="layout" svg:width="7.983cm" svg:height="3.738cm" svg:x="9.089cm" svg:y="3.491cm">
          <draw:image xlink:href="Pictures/100000010000017C000000B21C274D37.png" xlink:type="simple" xlink:show="embed" xlink:actuate="onLoad" draw:mime-type="image/png">
            <text:p/>
          </draw:image>
        </draw:frame>
        <draw:line draw:style-name="gr2" draw:text-style-name="P1" draw:layer="layout" svg:x1="0.991cm" svg:y1="7.391cm" svg:x2="27.391cm" svg:y2="7.291cm">
          <text:p/>
        </draw:line>
        <draw:line draw:style-name="gr2" draw:text-style-name="P1" draw:layer="layout" svg:x1="8.991cm" svg:y1="3.491cm" svg:x2="8.991cm" svg:y2="12.391cm">
          <text:p/>
        </draw:line>
        <draw:frame draw:style-name="gr1" draw:text-style-name="P1" draw:layer="layout" svg:width="8.54cm" svg:height="3.7cm" svg:x="9.091cm" svg:y="8.591cm">
          <draw:image xlink:href="Pictures/10000001000001A4000000B6BC5EDC9A.png" xlink:type="simple" xlink:show="embed" xlink:actuate="onLoad" draw:mime-type="image/png">
            <text:p/>
          </draw:image>
        </draw:frame>
        <draw:frame draw:style-name="gr1" draw:text-style-name="P1" draw:layer="layout" svg:width="7.266cm" svg:height="3.697cm" svg:x="18.891cm" svg:y="3.491cm">
          <draw:image xlink:href="Pictures/100000010000014E000000AA882ED1A9.png" xlink:type="simple" xlink:show="embed" xlink:actuate="onLoad" draw:mime-type="image/png">
            <text:p/>
          </draw:image>
        </draw:frame>
        <draw:line draw:style-name="gr2" draw:text-style-name="P1" draw:layer="layout" svg:x1="18.391cm" svg:y1="3.491cm" svg:x2="18.391cm" svg:y2="12.391cm">
          <text:p/>
        </draw:line>
        <draw:frame draw:style-name="gr1" draw:text-style-name="P1" draw:layer="layout" svg:width="8.924cm" svg:height="3.138cm" svg:x="18.591cm" svg:y="8.653cm">
          <draw:image xlink:href="Pictures/10000001000001FA000000B256D1A586.png" xlink:type="simple" xlink:show="embed" xlink:actuate="onLoad" draw:mime-type="image/png">
            <text:p/>
          </draw:image>
        </draw:frame>
        <draw:frame draw:style-name="gr3" draw:text-style-name="P2" draw:layer="layout" svg:width="3.74cm" svg:height="1.8cm" svg:x="2.051cm" svg:y="12.791cm">
          <draw:image xlink:href="Pictures/10000001000001440000009CEC4BBD66.png" xlink:type="simple" xlink:show="embed" xlink:actuate="onLoad" draw:mime-type="image/png">
            <text:p/>
          </draw:image>
        </draw:frame>
        <draw:frame draw:style-name="gr3" draw:text-style-name="P2" draw:layer="layout" svg:width="2.5cm" svg:height="1.666cm" svg:x="11.991cm" svg:y="1.425cm">
          <draw:image xlink:href="Pictures/10000001000000B4000000780022EFC0.png" xlink:type="simple" xlink:show="embed" xlink:actuate="onLoad" draw:mime-type="image/png">
            <text:p/>
          </draw:image>
        </draw:frame>
        <draw:frame draw:style-name="gr3" draw:text-style-name="P2" draw:layer="layout" svg:width="2.198cm" svg:height="1.519cm" svg:x="21.993cm" svg:y="1.372cm">
          <draw:image xlink:href="Pictures/10000001000000880000005ED9128680.png" xlink:type="simple" xlink:show="embed" xlink:actuate="onLoad" draw:mime-type="image/png">
            <text:p/>
          </draw:image>
        </draw:frame>
        <draw:frame draw:style-name="gr3" draw:text-style-name="P2" draw:layer="layout" svg:width="2.927cm" svg:height="1.798cm" svg:x="21.491cm" svg:y="12.291cm">
          <draw:image xlink:href="Pictures/10000001000000A600000066EC4F99D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11-22T07:53:07.602193067</dc:date>
    <meta:editing-duration>PT40M56S</meta:editing-duration>
    <meta:editing-cycles>7</meta:editing-cycles>
    <meta:generator>LibreOffice/24.8.3.2$MacOSX_AARCH64 LibreOffice_project/48a6bac9e7e268aeb4c3483fcf825c94556d9f92</meta:generator>
    <meta:document-statistic meta:object-count="12"/>
  </office:meta>
</office:document-meta>
</file>